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2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8)">
            <text:p>sn(26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16]);&quot;)&quot;)" office:value-type="string" office:string-value="sn(15)">
            <text:p>sn(15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10:52">
            <text:p>2019/8/8 8:1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mp=3-4,k.E,R=2,pitch=1-8-7m-10m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14" office:value-type="string">
            <text:p>part=accompany,based-on=te-9,type=blues-like,R=7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6,k.F,using-chords=F,C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p=II♭-III♭-I,k.B,e.g.=C-D-B,R=5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;[.M8])" office:value-type="float" office:value="79">
            <text:p>7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,R=1,k.B,k.C#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;[.M11])" office:value-type="float" office:value="29">
            <text:p>2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0-5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song</text:p>
          </table:table-cell>
          <table:table-cell table:style-name="ce34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+,k.F#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14" office:value-type="string">
            <text:p>k.Em,cp=6m-7m-1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;[.M15])" office:value-type="float" office:value="17">
            <text:p>17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14" office:value-type="string">
            <text:p>,k.A,type=pop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c.p.</text:p>
          </table:table-cell>
          <table:table-cell table:style-name="ce17" office:value-type="string">
            <text:p>R=2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5">
            <text:p>15</text:p>
          </table:table-cell>
          <table:table-cell table:style-name="ce32" office:value-type="string">
            <text:p>memo</text:p>
          </table:table-cell>
          <table:table-cell table:style-name="ce34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5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6-Bf6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6+2-G6+2,R=1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4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G?,R=2,cp=IV-I(?)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code=0821-R.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6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for=coda,k.E,progression=L6m-L7m-1(cp);k.C,R=3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R=1,k.C,cp=I-V-VIm-Ⅲm~Ⅳ-I-Ⅳ-V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tyle=backing,R=2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=email-1,cp=Ⅳ-V-Ⅲm-Ⅵm~Ⅳ-V-I,R=7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email-3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4:4-3:0-2:0,k.Eon5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m7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k.C?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hord=F6+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pitch=L5-1-5:1-4-8,k.A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k.C#.k.E▽(-5)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Xm7,k.G,R=4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k.G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8-2,k.F#,cp=4-5-1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14" office:value-type="string">
            <text:p>,k.Bm7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14" office:value-type="string">
            <text:p>,k.A,note=1-3-4-5,k.D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1,k.Dm9▽,R=2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4" office:value-type="string">
            <text:p>,note=1-3-5m-5 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5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14"/>
          <table:table-cell table:style-name="ce17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D▽(-5)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R=5,k.B6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△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k.D△+12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7T11:48:53.83">
            <text:p>2019/8/17 11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ontinue=ch-5,k.C△+10,R=5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Ef-E,k.Ef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:4-2:0-1:0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Ⅲm-Ⅱm-I,R=5,k.Bf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9:47">
            <text:p>2019/8/8 8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6T08:44:18.8">
            <text:p>2019/8/16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A,chord=I:Ⅳ,R=3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4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ch-7,R=4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k.C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with-rythm,R=6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fur-1,R=5 / FUR+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2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18-2(4)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8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5,R=4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801-2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14" office:value-type="string">
            <text:p>R=6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 / sec-A,R=5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6,R=5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chord=I,IV,V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5,k.C6,R=7 / FUR+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F,based-on=c.p.-3,using-chords=F,G,R=2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m#,i.f.=ch-13,R=4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C,R=5,using-chords=C,G,pitch=L7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slide-long,k.E,R=7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pitch=9m-8-7m,k.A7,R=1 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1, R=2, R=3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3,k.Am7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v-2,file=0827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float" office:value="7">
            <text:p>7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,R=1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R=1,R=2 </text:p>
          </table:table-cell>
          <table:table-cell table:style-name="ce17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29T09:14:00.28">
            <text:p>2019/8/29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08T08:12:43">
            <text:p>2019/8/8 8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N+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score=harmonica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t=g+h,R=1,k.C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伴奏のみ,R=2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fill-in,at=msr.4,R=3 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14" office:value-type="string">
            <text:p>R=1,k.C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k.D,inst=g+h</text:p>
          </table:table-cell>
          <table:table-cell table:style-name="ce17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1T12:25:45.86">
            <text:p>2019/9/1 12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8,k.A/E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R=2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B,cap.2,R=7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ns=g+h,R=3,cp=c.p.-7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ev+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(copy),src=canon(pachelbell),k.C,R=4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R=6,tab-diagram+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k.Em,R=5 </text:p>
          </table:table-cell>
          <table:table-cell table:style-name="ce17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3T10:40:24.06">
            <text:p>2019/9/3 10:4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ype=blues-like,ins=g+h,k.G,R=3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08T08:13:37">
            <text:p>2019/8/8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4,cp=c.p.-7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i.f.=te-5,R=2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D,sec=A,R=1,sec=B,R=2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p=C△-D△+10,R=4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5,cp=c.p.-10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09-2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id=s-1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v-1,k.C#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3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14" office:value-type="string">
            <text:p>k.C 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14" office:value-type="string">
            <text:p>i.f.=f-4</text:p>
          </table:table-cell>
          <table:table-cell table:style-name="ce17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0T08:18:50.46">
            <text:p>2019/9/10 8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14" office:value-type="string">
            <text:p>i.f.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14" office:value-type="string">
            <text:p>i.f.=c.p.-3,code=0819-R.4,R=1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(2),R=3 / (3),R=4 / (4),R=5 / (5),R=6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14" office:value-type="string">
            <text:p>c.p.-4,part=melody,code=0821-R.1,(1),R=2 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14" office:value-type="string">
            <text:p>back=ba-1,k.E,R=8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4" office:value-type="string">
            <text:p>1,3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.4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A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2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14" office:value-type="string">
            <text:p>,k.G,cp=G-C-D,type=arpeggio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1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6-3,memo+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2),v-2,pitch=1-3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(3),v-3,pitch=1-5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14" office:value-type="string">
            <text:p>,b.o.=te-9,inst=g+h,cp=G-C-D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3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14" office:value-type="string">
            <text:p>,b.o.=c.p.-4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5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14" office:value-type="string">
            <text:p>,k.E,theme=str-1,6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7" office:value-type="string">
            <text:p>R=9</text:p>
          </table:table-cell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=5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14" office:value-type="string">
            <text:p>,ins=g+h,b.o.=f-45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frase</text:p>
          </table:table-cell>
          <table:table-cell table:style-name="ce17" office:value-type="string">
            <text:p>R=4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cp=c.p.-3,k.F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k.F#,cp=4-5-1,i.f.=ch-18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5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5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4" office:value-type="string">
            <text:p>,inst=h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3">
            <text:p>2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3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opening,memo-eigen+:section-1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14" office:value-type="string">
            <text:p>section=patt-2.静か memo-eigen+:section-2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/>
          <table:table-cell table:style-name="ce17" office:value-type="string">
            <text:p>2019-09-29_17-52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theme=new-position,memo+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cap.2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rev,var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7" office:value-type="string">
            <text:p>,capo.5,cp=Ⅳ-Ⅲ-1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2T08:46:42">
            <text:p>2019/8/12 8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5" office:value-type="string">
            <text:p>,k.C,cp=I△-Ⅱ6</text:p>
          </table:table-cell>
          <table:table-cell table:style-name="ce17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9T09:36:21.85">
            <text:p>2019/9/29 9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4" office:value-type="string">
            <text:p>,ins=h+g,th=basic,memo+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0">
            <text:p>2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=patt-1,t.80,patt-4,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,theme=as-you-wish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1">
            <text:p>2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14" office:value-type="string">
            <text:p>rev,memo-eigen+:p.1_sec-1;sec-2;sec-3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9">
            <text:p>23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0">
            <text:p>24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type=tap-guitar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3">
            <text:p>24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6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k.A,chords=A;D;E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4">
            <text:p>24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2">
            <text:p>2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66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g-1007-6,e.m.=patt-4;patt-5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5">
            <text:p>24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6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6">
            <text:p>246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68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7">
            <text:p>24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69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9">
            <text:p>9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8">
            <text:p>248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70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d.D,theme=harmonics</text:p>
          </table:table-cell>
          <table:table-cell table:style-name="ce6" office:value-type="string">
            <text:p>2019-10-07_18-31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0">
            <text:p>10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8">
            <text:p>238</text:p>
          </table:table-cell>
          <table:table-cell table:style-name="ce3" office:value-type="string">
            <text:p>?</text:p>
          </table:table-cell>
          <table:table-cell table:style-name="ce3" office:value-type="string">
            <text:p>f-71</text:p>
          </table:table-cell>
          <table:table-cell table:style-name="ce11" office:value-type="string">
            <text:p>n</text:p>
          </table:table-cell>
          <table:table-cell table:style-name="ce17" office:value-type="string">
            <text:p>,k.D,tune=d.D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6">
            <text:p>236</text:p>
          </table:table-cell>
          <table:table-cell table:style-name="ce3" office:value-type="string">
            <text:p>*</text:p>
          </table:table-cell>
          <table:table-cell table:style-name="ce7" office:value-type="string">
            <text:p>f-72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:VIDEO / @自宅 / メモ / guitar,gt / 演奏 / g-1007-* / f-72.n</text:p>
          </table:table-cell>
          <table:table-cell table:style-name="ce17" office:value-type="string">
            <text:p>2019-10-07_21-47-17_000.mov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8T10:54:30.46">
            <text:p>2019/10/8 10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9">
            <text:p>2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3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d.D,patt-1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7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tu=kaki-1(After...Sidewalk)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6">
            <text:p>25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1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9">
            <text:p>25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e.m.-&gt;review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7">
            <text:p>25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une=KAKI-1,char=harmonics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2 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8">
            <text:p>25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heme=faragmented...-technique,tune=KAKI-1,char=stomp-right-hand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R=3</text:p>
          </table:table-cell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1">
            <text:p>26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theme=stomping-RH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0">
            <text:p>26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78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une=KAKI-1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3">
            <text:p>26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79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heme=tapping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R=3,R=4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5" office:value-type="date" office:date-value="2019-08-15T08:44:52.77">
            <text:p>2019/8/15 8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efer=ch-13,k.C#m,pitch=L5-1-3 </text:p>
          </table:table-cell>
          <table:table-cell table:style-name="ce17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0T10:13:56">
            <text:p>2019/8/10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note=B-D-A:1-3-7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14" office:value-type="string">
            <text:p>v-1,k.C,memo+,b.o.=hm-3 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14" office:value-type="string">
            <text:p>,note=D4-F#-G-D5,k.D</text:p>
          </table:table-cell>
          <table:table-cell table:style-name="ce17" office:value-type="string">
            <text:p>2019-09-17_18-17-05_000.jpg</text:p>
          </table:table-cell>
          <table:table-cell table:style-name="ce17" office:value-type="string">
            <text:p>harmony</text:p>
          </table:table-cell>
          <table:table-cell table:style-name="ce17" office:value-type="string">
            <text:p>R=1 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capo.4,k.G#,str-1:2:3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14" office:value-type="string">
            <text:p>practice 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7" office:value-type="string">
            <text:p>,theme=コード進行、EmからFへ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2">
            <text:p>2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4" office:value-type="float" office:value="3">
            <text:p>3</text:p>
          </table:table-cell>
          <table:table-cell table:style-name="ce25" office:value-type="date" office:date-value="2019-08-10T10:09:40">
            <text:p>2019/8/10 10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3,コードと、一音 </text:p>
          </table:table-cell>
          <table:table-cell table:style-name="ce17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2T10:47:22.06">
            <text:p>2019/9/2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つなぎの音,based-on=sec-8(c.p.-8),score=harmonica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2T08:57:38.01">
            <text:p>2019/8/12 8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rythm,R=2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harmony,prev.fur-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opic=position探し,k.E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14" office:value-type="string">
            <text:p>k.E 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finger-positions,k.E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</text:p>
          </table:table-cell>
          <table:table-cell table:style-name="ce17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8T08:56:22.730001">
            <text:p>2019/8/2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14" office:value-type="string">
            <text:p>based-on=f-6,R=1,(1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17" office:value-type="string">
            <text:p>k.F,(2)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14" office:value-type="string">
            <text:p>ref=f-5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12T09:00:07">
            <text:p>2019/8/12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14" office:value-type="string">
            <text:p>R=2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14"/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17" office:value-type="string">
            <text:p>rev,file=0911-2,k.E,memo+</text:p>
          </table:table-cell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C,E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,theme=chord,use-chord=E/5,A△,E6 </text:p>
          </table:table-cell>
          <table:table-cell table:style-name="ce17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09-23T12:45:50.45">
            <text:p>2019/9/23 12:4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30-1 </text:p>
          </table:table-cell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14" office:value-type="string">
            <text:p>,memo+,cp=8-5-6,k.G</text:p>
          </table:table-cell>
          <table:table-cell table:style-name="ce17" office:value-type="string">
            <text:p>2019-09-29_17-52-2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09:02:41.17">
            <text:p>2019/10/1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1_18-32-14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2T09:29:45.05">
            <text:p>2019/10/2 9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7" office:value-type="string">
            <text:p>,cp=I7-Ⅱ6,memo+,k.D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4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,tune=d.C 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3">
            <text:p>2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25</text:p>
          </table:table-cell>
          <table:table-cell table:style-name="ce11" office:value-type="string">
            <text:p>n</text:p>
          </table:table-cell>
          <table:table-cell table:style-name="ce14" office:value-type="string">
            <text:p>doc=email-list-1,tune=kaki;DABF#AC# </text:p>
          </table:table-cell>
          <table:table-cell table:style-name="ce17" office:value-type="string">
            <text:p>2019-10-08_18-17-33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5">
            <text:p>25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6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regarding=e.m.~f-74:p.1:sec.1~sec.4 </text:p>
          </table:table-cell>
          <table:table-cell table:style-name="ce6" office:value-type="string">
            <text:p>2019-10-09_18-39-24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0T10:29:31.9">
            <text:p>2019/10/10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62">
            <text:p>26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7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,theme=harmonics</text:p>
          </table:table-cell>
          <table:table-cell table:style-name="ce14" office:value-type="string">
            <text:p>2019-10-10_18-59-57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1T09:14:51.95">
            <text:p>2019/10/11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となりあった弦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4T09:42:05.01">
            <text:p>2019/8/14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ock-like</text:p>
          </table:table-cell>
          <table:table-cell table:style-name="ce17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4T09:48:50.37">
            <text:p>2019/8/14 9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open-code,str-6:5:4:3,R=1,k.D9▽</text:p>
          </table:table-cell>
          <table:table-cell table:style-name="ce17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5T08:38:41.01">
            <text:p>2019/8/15 8:3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harmonics,harmnics-flets </text:p>
          </table:table-cell>
          <table:table-cell table:style-name="ce17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6T08:59:13.35">
            <text:p>2019/8/16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R=2,ch-5のあと、どの音に下がるか？ 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.3,c.p.=V-IV-I,k.F,R=6</text:p>
          </table:table-cell>
          <table:table-cell table:style-name="ce17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5" office:value-type="date" office:date-value="2019-08-17T11:51:28.08">
            <text:p>2019/8/17 11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str=3-4:2-0:,k.E,R=1 </text:p>
          </table:table-cell>
          <table:table-cell table:style-name="ce17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8-18T08:17:27.440001">
            <text:p>2019/8/18 8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play,var,file=0925-5,msr=4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4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ody=pattern-1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14" office:value-type="string">
            <text:p>rec,mel=pattern-2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5">
            <text:p>2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memo-eigen+:p.1_sec-1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5,6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5"/>
          <table:table-cell table:style-name="ce6" office:value-type="string">
            <text:p>2019-09-24_16-31-37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5T09:09:06.99">
            <text:p>2019/9/25 9:0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7" office:value-type="string">
            <text:p>rev,(f-45),file=0918-3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14" office:value-type="string">
            <text:p>v-2,(f-45),inst=g+h,R=4;msr.4,R=5,msr.4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file=0911-2,id=s-2,rs-2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7">
            <text:p>7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5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8">
            <text:p>8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nst=g+g,accom=0821-1,part=melody,id=s-3,f-4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rev,id=s-4,f-28</text:p>
          </table:table-cell>
          <table:table-cell table:style-name="ce17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0T09:02:21.21">
            <text:p>2019/9/20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4">
            <text:p>2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R=4 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,var,email=3,memo+</text:p>
          </table:table-cell>
          <table:table-cell table:style-name="ce17" office:value-type="string">
            <text:p>2019-10-02_18-42-20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,4v</text:p>
          </table:table-cell>
          <table:table-cell table:style-name="ce25" office:value-type="date" office:date-value="2019-10-05T09:56:43.88">
            <text:p>2019/10/5 9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7" office:value-type="string">
            <text:p>var,theme=new-pattern,memo-eigen+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1">
            <text:p>24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3;p.1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42">
            <text:p>24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4" office:value-type="string">
            <text:p>var,memo-eigen=sec-2;p.1;patt-4,(2)</text:p>
          </table:table-cell>
          <table:table-cell table:style-name="ce17" office:value-type="string">
            <text:p>2019-10-07_16-35-3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10-08T11:41:49.44">
            <text:p>2019/10/8 11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14" office:value-type="string">
            <text:p>R=2 </text:p>
          </table:table-cell>
          <table:table-cell table:style-name="ce17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11T10:08:48.68">
            <text:p>2019/9/11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7T07:35:54">
            <text:p>2019/8/7 7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te-1,k.C</text:p>
          </table:table-cell>
          <table:table-cell table:style-name="ce17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30T14:57:52.71">
            <text:p>2019/8/30 14:5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muting,mute-by=LF;f.3,R=2 </text:p>
          </table:table-cell>
          <table:table-cell table:style-name="ce17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6T15:27:08.19">
            <text:p>2019/9/6 15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R=3 </text:p>
          </table:table-cell>
          <table:table-cell table:style-name="ce17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9-08T15:52:19.72">
            <text:p>2019/9/8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9T10:16:27.44">
            <text:p>2019/9/9 10:1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tech=LH;move;position,fret=3-5,str=6-5-4,R=1 </text:p>
          </table:table-cell>
          <table:table-cell table:style-name="ce17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6T15:31:39.66">
            <text:p>2019/9/6 15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14" office:value-type="string">
            <text:p>,theme=harmonics+normal</text:p>
          </table:table-cell>
          <table:table-cell table:style-name="ce17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4T08:13:40.33">
            <text:p>2019/9/24 8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,tech=左指で音消し</text:p>
          </table:table-cell>
          <table:table-cell table:style-name="ce17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26T08:48:56.18">
            <text:p>2019/9/26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14" office:value-type="string">
            <text:p>rev,file=0926-1 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14" office:value-type="string">
            <text:p>,play,memo+</text:p>
          </table:table-cell>
          <table:table-cell table:style-name="ce17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09-29T09:33:53.61">
            <text:p>2019/9/29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14" office:value-type="string">
            <text:p>,theme=音消し+multi-flets</text:p>
          </table:table-cell>
          <table:table-cell table:style-name="ce17" office:value-type="string">
            <text:p>2019-09-26_18-53-38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09-27T09:27:50.16">
            <text:p>2019/9/27 9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51">
            <text:p>2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 office:value-type="string">
            <text:p>rev</text:p>
          </table:table-cell>
          <table:table-cell table:style-name="ce14"/>
          <table:table-cell table:style-name="ce17" office:value-type="string">
            <text:p>2019-10-08_18-17-33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9T10:29:38.28">
            <text:p>2019/10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7" office:value-type="string">
            <text:p>,threme=音消し</text:p>
          </table:table-cell>
          <table:table-cell table:style-name="ce17" office:value-type="string">
            <text:p>2019-09-30_18-28-4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1v</text:p>
          </table:table-cell>
          <table:table-cell table:style-name="ce25" office:value-type="date" office:date-value="2019-10-01T10:53:21.01">
            <text:p>2019/10/1 10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,from=m-2,cp=Em-F</text:p>
          </table:table-cell>
          <table:table-cell table:style-name="ce17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5" office:value-type="date" office:date-value="2019-10-06T08:04:03.78">
            <text:p>2019/10/6 8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232">
            <text:p>2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4" office:value-type="string">
            <text:p>rev</text:p>
          </table:table-cell>
          <table:table-cell table:style-name="ce17" office:value-type="string">
            <text:p>2019-10-06_18-39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08T10:05:47.43">
            <text:p>2019/10/8 10:0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08T08:07:32">
            <text:p>2019/8/8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左指で、音をカット,k.E,R=1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k.E,i.f.=ch-10,R=3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k.E,topic=スライド+ポジション,R=3 </text:p>
          </table:table-cell>
          <table:table-cell table:style-name="ce17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19T10:29:13.5">
            <text:p>2019/8/1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14" office:value-type="string">
            <text:p>topic=harmony;coda,pitch=1-5-8:1-3-8,k.E,R=4 </text:p>
          </table:table-cell>
          <table:table-cell table:style-name="ce17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5" office:value-type="date" office:date-value="2019-08-27T10:06:18.55">
            <text:p>2019/8/27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heme=和音；1-noteのみスライド,R=1,string=3:4 </text:p>
          </table:table-cell>
          <table:table-cell table:style-name="ce17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8-27T10:14:06.55">
            <text:p>2019/8/27 10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sec-1(ch-16),２弦を、左指でミュート,R=1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３弦を同時にスライド,R=2 </text:p>
          </table:table-cell>
          <table:table-cell table:style-name="ce17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09-04T11:25:51.73">
            <text:p>2019/9/4 11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7"/>
          <table:table-cell table:style-name="ce25" office:value-type="date" office:date-value="2019-09-17T09:51:26.18">
            <text:p>2019/9/17 9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7" office:value-type="string">
            <text:p>rev,file=0911-2,k.E,memo+</text:p>
          </table:table-cell>
          <table:table-cell table:style-name="ce17" office:value-type="string">
            <text:p>2019-09-17_18-17-05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8T08:25:51.07">
            <text:p>2019/9/18 8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14" office:value-type="string">
            <text:p>teq=3-str-slide,span=2-flet,R=1 </text:p>
          </table:table-cell>
          <table:table-cell table:style-name="ce17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09-13T13:12:16.31">
            <text:p>2019/9/13 13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-</text:p>
          </table:table-cell>
          <table:table-cell table:style-name="ce17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09-14T09:04:07.39">
            <text:p>2019/9/14 9:0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264">
            <text:p>26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75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e.m.=patt-2(p.2) </text:p>
          </table:table-cell>
          <table:table-cell table:style-name="ce14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265">
            <text:p>26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8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heme=chord-table,tune=KAKI-1,fret=0-4,eigen-memo,p.1 </text:p>
          </table:table-cell>
          <table:table-cell table:style-name="ce14" office:value-type="string">
            <text:p>2019-10-11_14-15-16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266">
            <text:p>26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9</text:p>
          </table:table-cell>
          <table:table-cell table:style-name="ce11" office:value-type="string">
            <text:p>n</text:p>
          </table:table-cell>
          <table:table-cell table:style-name="ce15" office:value-type="string">
            <text:p>,theme=arpeggio,eigen-memo,p.1</text:p>
          </table:table-cell>
          <table:table-cell table:style-name="ce14" office:value-type="string">
            <text:p>2019-10-11_14-15-16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267">
            <text:p>267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7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theme=tapping</text:p>
          </table:table-cell>
          <table:table-cell table:style-name="ce14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office:value-type="float" office:value="268">
            <text:p>268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77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theme=stomp</text:p>
          </table:table-cell>
          <table:table-cell table:style-name="ce14" office:value-type="string">
            <text:p>2019-10-11_14-15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5" office:value-type="date" office:date-value="2019-10-12T09:54:19.31">
            <text:p>2019/10/12 9:5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14"/>
          <table:table-cell table:style-name="ce17"/>
          <table:table-cell table:style-name="ce3"/>
          <table:table-cell table:style-name="ce6"/>
          <table:table-cell table:style-name="ce25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2T09:55:33.5">
            <text:p>2019/10/12 9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style-name="ce21" office:value-type="string">
            <text:p>,tune=d.C </text:p>
          </table:table-cell>
          <table:table-cell table:style-name="ce21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5" office:value-type="string">
            <text:p>s.?:f-71</text:p>
          </table:table-cell>
          <table:table-cell table:style-name="ce21" office:value-type="string">
            <text:p>,k.D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,tune=d.D</text:p>
          </table:table-cell>
          <table:table-cell table:style-name="ce21" office:value-type="string">
            <text:p>R=1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style-name="ce21" office:value-type="string">
            <text:p>var,type=tap-guitar</text:p>
          </table:table-cell>
          <table:table-cell table:style-name="ce21" office:value-type="string">
            <text:p>R=2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3;p.1</text:p>
          </table:table-cell>
          <table:table-cell table:style-name="ce21" office:value-type="string">
            <text:p>R=3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style-name="ce21" office:value-type="string">
            <text:p>var,memo-eigen=sec-2;p.1;patt-4,(2)</text:p>
          </table:table-cell>
          <table:table-cell table:style-name="ce21" office:value-type="string">
            <text:p>R=4 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style-name="ce21" office:value-type="string">
            <text:p>,k.A,chords=A;D;E</text:p>
          </table:table-cell>
          <table:table-cell table:style-name="ce21" office:value-type="string">
            <text:p>R=5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3" table:number-rows-repeated="4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28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329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30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331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32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333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336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37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338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08.961cm" draw:caption-point-x="-1.353cm" draw:caption-point-y="2.3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58];6;2)" office:value-type="string" office:string-value="09">
            <text:p>09</text:p>
          </table:table-cell>
          <table:table-cell table:formula="of:=MID([.F358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58];[.I358];&quot;-&quot;;LEFT([.G35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14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8)">
            <text:p>sn(26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38"/>
          <table:table-cell table:style-name="ce39" office:value-type="string">
            <text:p>s-4</text:p>
          </table:table-cell>
          <table:table-cell table:style-name="ce40" office:value-type="string">
            <text:p>1</text:p>
          </table:table-cell>
          <table:table-cell table:style-name="ce38" office:value-type="string">
            <text:p>s.1:patt-2,k.E</text:p>
          </table:table-cell>
          <table:table-cell table:style-name="ce42" office:value-type="string">
            <text:p>2019-10-05_18-41-36_000.jpg</text:p>
          </table:table-cell>
          <table:table-cell table:style-name="ce37"/>
          <table:table-cell table:style-name="ce38"/>
          <table:table-cell table:style-name="ce43" office:value-type="date" office:date-value="2019-10-06T08:06:14.08">
            <text:p>2019/10/6 8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1</text:p>
          </table:table-cell>
          <table:table-cell table:style-name="ce38" office:value-type="string">
            <text:p>s.1:opening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38"/>
          <table:table-cell table:style-name="ce39" office:value-type="string">
            <text:p>f-59</text:p>
          </table:table-cell>
          <table:table-cell table:style-name="ce41" office:value-type="string">
            <text:p>2</text:p>
          </table:table-cell>
          <table:table-cell table:style-name="ce38" office:value-type="string">
            <text:p>patt-2,静か,t.70</text:p>
          </table:table-cell>
          <table:table-cell table:style-name="ce42" office:value-type="string">
            <text:p>2019-10-05_18-41-24_000.jpg</text:p>
          </table:table-cell>
          <table:table-cell table:style-name="ce36"/>
          <table:table-cell table:style-name="ce38"/>
          <table:table-cell table:style-name="ce43" office:value-type="date" office:date-value="2019-10-06T08:07:38.5">
            <text:p>2019/10/6 8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7" table:number-columns-repeated="2"/>
          <table:table-cell table:style-name="ce39" office:value-type="string">
            <text:p>s-4</text:p>
          </table:table-cell>
          <table:table-cell table:style-name="ce41" office:value-type="string">
            <text:p>2,3</text:p>
          </table:table-cell>
          <table:table-cell table:style-name="ce38" office:value-type="string">
            <text:p>:m music / log / gt / memos-eigen / s-4 / p.1 || s.1:score,patt-2,k.E || s.2:score,patt-3 || s.3:score,patt-4</text:p>
          </table:table-cell>
          <table:table-cell table:style-name="ce42" office:value-type="string">
            <text:p>2019-10-07_16-34-53_000.jpg</text:p>
          </table:table-cell>
          <table:table-cell table:style-name="ce37"/>
          <table:table-cell table:style-name="ce38"/>
          <table:table-cell table:style-name="ce43" office:value-type="date" office:date-value="2019-10-08T11:32:05.43">
            <text:p>2019/10/8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42" table:number-columns-repeated="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37" table:number-columns-repeated="2"/>
          <table:table-cell table:style-name="ce39"/>
          <table:table-cell table:style-name="ce41"/>
          <table:table-cell table:style-name="ce38"/>
          <table:table-cell table:style-name="ce42"/>
          <table:table-cell table:style-name="ce37"/>
          <table:table-cell table:style-name="ce38"/>
          <table:table-cell table:style-name="ce43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2T09:55:45.39">
            <text:p>2019/10/12 9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4cm" draw:caption-point-x="-1.353cm" draw:caption-point-y="2.3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44" table:formula="of:=CONCATENATE(&quot;sn(&quot;;MAX(range_sn__kb);&quot;)&quot;)" office:value-type="string" office:string-value="sn(31)">
            <text:p>sn(31)</text:p>
          </table:table-cell>
          <table:table-cell table:style-name="ce44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D,memo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5" office:value-type="float" office:value="13">
            <text:p>13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7" office:value-type="string">
            <text:p>R=3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5" office:value-type="float" office:value="11">
            <text:p>11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47" office:value-type="string">
            <text:p>R=1 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5" office:value-type="float" office:value="8">
            <text:p>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ar-1</text:p>
          </table:table-cell>
          <table:table-cell table:style-name="ce47"/>
          <table:table-cell table:style-name="ce50" office:value-type="string">
            <text:p>,k.C,notes=1-5-7-8-5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arpeggio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c.p.-1</text:p>
          </table:table-cell>
          <table:table-cell table:style-name="ce47"/>
          <table:table-cell table:style-name="ce49" office:value-type="string">
            <text:p>(2),chords=C△-D△-E7 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text:p>c.p.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f-1</text:p>
          </table:table-cell>
          <table:table-cell table:style-name="ce46"/>
          <table:table-cell table:style-name="ce49" office:value-type="string">
            <text:p>(1),k.C,cp=c.p.-1</text:p>
          </table:table-cell>
          <table:table-cell table:style-name="ce50" office:value-type="string">
            <text:p>2019-09-08_17-42-56_000.jpg</text:p>
          </table:table-cell>
          <table:table-cell table:style-name="ce45" office:value-type="string">
            <text:p>frase</text:p>
          </table:table-cell>
          <table:table-cell table:style-name="ce47" office:value-type="float" office:value="1">
            <text:p>1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kb;[.M7])" office:value-type="float" office:value="10">
            <text:p>1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7"/>
          <table:table-cell table:style-name="ce49" office:value-type="string">
            <text:p>,cp=1-5-6m-3m/4-1-4-5,R=1(domino)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1v,1d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3</text:p>
          </table:table-cell>
          <table:table-cell table:style-name="ce47"/>
          <table:table-cell table:style-name="ce49" office:value-type="string">
            <text:p>,th=6th-note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5" office:value-type="float" office:value="9">
            <text:p>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4</text:p>
          </table:table-cell>
          <table:table-cell table:style-name="ce47"/>
          <table:table-cell table:style-name="ce50" office:value-type="string">
            <text:p>,k.Dm,notes=L3m-1-5-5m+</text:p>
          </table:table-cell>
          <table:table-cell table:style-name="ce50" office:value-type="string">
            <text:p>2019-09-30_17-28-22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10:42:30.88">
            <text:p>2019/10/1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7" office:value-type="string">
            <text:p>R=2 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5" office:value-type="float" office:value="14">
            <text:p>14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6</text:p>
          </table:table-cell>
          <table:table-cell table:style-name="ce47"/>
          <table:table-cell table:style-name="ce47" office:value-type="string">
            <text:p>,theme=random</text:p>
          </table:table-cell>
          <table:table-cell table:style-name="ce47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2T09:25:23.69">
            <text:p>2019/10/2 9:2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5" office:value-type="float" office:value="18">
            <text:p>18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7</text:p>
          </table:table-cell>
          <table:table-cell table:style-name="ce47"/>
          <table:table-cell table:style-name="ce50" office:value-type="string">
            <text:p>,theme=random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5" office:value-type="float" office:value="22">
            <text:p>22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8</text:p>
          </table:table-cell>
          <table:table-cell table:style-name="ce47"/>
          <table:table-cell table:style-name="ce49" office:value-type="string">
            <text:p>,rando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float" office:value="13">
            <text:p>13</text:p>
          </table:table-cell>
          <table:table-cell table:style-name="ce30" office:value-type="string">
            <text:p>LH.M</text:p>
          </table:table-cell>
          <table:table-cell table:style-name="ce34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m-1</text:p>
          </table:table-cell>
          <table:table-cell table:style-name="ce47"/>
          <table:table-cell table:style-name="ce49" office:value-type="string">
            <text:p>(3) LH.movement-1</text:p>
          </table:table-cell>
          <table:table-cell table:style-name="ce50" office:value-type="string">
            <text:p>2019-09-08_17-42-56_000.jpg</text:p>
          </table:table-cell>
          <table:table-cell table:style-name="ce46" office:value-type="string">
            <office:annotation office:display="true" draw:style-name="gr1" draw:text-style-name="P2" svg:width="2.899cm" svg:height="0.991cm" svg:x="21.948cm" svg:y="8.544cm" draw:caption-point-x="-0.672cm" draw:caption-point-y="0.292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7" office:value-type="string">
            <text:p>-</text:p>
          </table:table-cell>
          <table:table-cell table:style-name="ce51" office:value-type="date" office:date-value="2019-09-09T10:26:34.7">
            <text:p>2019/9/9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4">
            <text:p>14</text:p>
          </table:table-cell>
          <table:table-cell table:style-name="ce32" office:value-type="string">
            <text:p>memo</text:p>
          </table:table-cell>
          <table:table-cell table:style-name="ce34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rs-1</text:p>
          </table:table-cell>
          <table:table-cell table:style-name="ce47"/>
          <table:table-cell table:style-name="ce49" office:value-type="string">
            <text:p>,cp=1-5-6m-3m/4-1-4-5,k.D,k.F#m</text:p>
          </table:table-cell>
          <table:table-cell table:style-name="ce50" office:value-type="string">
            <text:p>2019-09-29_14-16-28_000.jpg</text:p>
          </table:table-cell>
          <table:table-cell table:style-name="ce45" office:value-type="string">
            <text:p>research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5">
            <text:p>2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1;chord=D△-&gt;pattern-1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6">
            <text:p>26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chord=C△-&gt;pattern-2;chord=D△-&gt;pattern-2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1">
            <text:p>21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cp=1-5-6m-3m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09-29_14-16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1T08:59:51.04">
            <text:p>2019/10/1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0">
            <text:p>20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3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5">
            <text:p>15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4</text:p>
          </table:table-cell>
          <table:table-cell table:style-name="ce47" office:value-type="string">
            <text:p>var</text:p>
          </table:table-cell>
          <table:table-cell table:style-name="ce49"/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9">
            <text:p>19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k.F#m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16">
            <text:p>16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5</text:p>
          </table:table-cell>
          <table:table-cell table:style-name="ce47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50" office:value-type="string">
            <text:p>2019-10-01_17-43-28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5T09:46:30.2">
            <text:p>2019/10/5 9:4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3">
            <text:p>23</text:p>
          </table:table-cell>
          <table:table-cell table:style-name="ce45" office:value-type="float" office:value="5">
            <text:p>5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rev</text:p>
          </table:table-cell>
          <table:table-cell table:style-name="ce49" office:value-type="string">
            <text:p>rev,var,time=0.00~,memo+</text:p>
          </table:table-cell>
          <table:table-cell table:style-name="ce50" office:value-type="string">
            <text:p>2019-10-02_17-38-13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5v</text:p>
          </table:table-cell>
          <table:table-cell table:style-name="ce51" office:value-type="date" office:date-value="2019-10-05T09:50:29.24">
            <text:p>2019/10/5 9:5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4">
            <text:p>24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7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f-6(--&gt; f-7),practice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7">
            <text:p>27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random</text:p>
          </table:table-cell>
          <table:table-cell table:style-name="ce50" office:value-type="string">
            <text:p>2019-10-03_17-35-54_000.jpg</text:p>
          </table:table-cell>
          <table:table-cell table:style-name="ce45" office:value-type="string">
            <text:p>frase</text:p>
          </table:table-cell>
          <table:table-cell table:style-name="ce47" office:value-type="string">
            <text:p>4v</text:p>
          </table:table-cell>
          <table:table-cell table:style-name="ce51" office:value-type="date" office:date-value="2019-10-05T10:42:04.34">
            <text:p>2019/10/5 10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8">
            <text:p>28</text:p>
          </table:table-cell>
          <table:table-cell table:style-name="ce45"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7" office:value-type="string">
            <text:p>prac</text:p>
          </table:table-cell>
          <table:table-cell table:style-name="ce49" office:value-type="string">
            <text:p>practice 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/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29">
            <text:p>29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ch.C=patt-1,ch.D=patt-1,t.70,k.C,memo+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0">
            <text:p>30</text:p>
          </table:table-cell>
          <table:table-cell table:style-name="ce45"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7" office:value-type="string">
            <text:p>play</text:p>
          </table:table-cell>
          <table:table-cell table:style-name="ce49" office:value-type="string">
            <text:p>play,eigen-memo=p.1_sec-2</text:p>
          </table:table-cell>
          <table:table-cell table:style-name="ce50"/>
          <table:table-cell table:style-name="ce45" office:value-type="string">
            <text:p>-</text:p>
          </table:table-cell>
          <table:table-cell table:style-name="ce47" office:value-type="string">
            <text:p>2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office:value-type="float" office:value="31">
            <text:p>31</text:p>
          </table:table-cell>
          <table:table-cell table:style-name="ce45"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7" office:value-type="string">
            <text:p>n</text:p>
          </table:table-cell>
          <table:table-cell table:style-name="ce49" office:value-type="string">
            <text:p>,genre=blues-like</text:p>
          </table:table-cell>
          <table:table-cell table:style-name="ce50"/>
          <table:table-cell table:style-name="ce45" office:value-type="string">
            <text:p>frase</text:p>
          </table:table-cell>
          <table:table-cell table:style-name="ce47" office:value-type="string">
            <text:p>3v</text:p>
          </table:table-cell>
          <table:table-cell table:style-name="ce51" office:value-type="date" office:date-value="2019-10-08T10:17:09.06">
            <text:p>2019/10/8 10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45" table:number-columns-repeated="2"/>
          <table:table-cell table:style-name="ce48"/>
          <table:table-cell table:style-name="ce47"/>
          <table:table-cell table:style-name="ce49"/>
          <table:table-cell table:style-name="ce50"/>
          <table:table-cell table:style-name="ce45"/>
          <table:table-cell table:style-name="ce47"/>
          <table:table-cell table:style-name="ce51"/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2T09:55:45.52">
            <text:p>2019/10/12 9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office:value-type="string">
            <text:p>*</text:p>
          </table:table-cell>
          <table:table-cell table:style-name="ce30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f-6</text:p>
          </table:table-cell>
          <table:table-cell table:style-name="ce21" office:value-type="string">
            <text:p>practice </text:p>
          </table:table-cell>
          <table:table-cell table:style-name="ce21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1</text:p>
          </table:table-cell>
          <table:table-cell table:style-name="ce21" office:value-type="string">
            <text:p>play,ch.C=patt-1,ch.D=patt-1,t.70,k.C,memo+</text:p>
          </table:table-cell>
          <table:table-cell table:style-name="ce21" office:value-type="string">
            <text:p>R=1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play,eigen-memo=p.1_sec-2</text:p>
          </table:table-cell>
          <table:table-cell table:style-name="ce21" office:value-type="string">
            <text:p>R=2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genre=blues-like</text:p>
          </table:table-cell>
          <table:table-cell table:style-name="ce21" office:value-type="string">
            <text:p>R=3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2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number-columns-repeated="8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3cm" draw:caption-point-x="-1.353cm" draw:caption-point-y="2.3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1">
          <table:table-cell table:style-name="ce1" table:formula="of:=CONCATENATE(&quot;sn(&quot;;MAX(range_sn);&quot;)&quot;)" office:value-type="string" office:string-value="sn(268)">
            <text:p>sn(26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7" office:value-type="string">
            <text:p>*</text:p>
          </table:table-cell>
          <table:table-cell table:style-name="ce27"/>
          <table:table-cell table:style-name="ce28" table:formula="of:=CONCATENATE(&quot;sn(&quot;;MAX([.L2:.L4]);&quot;)&quot;)" office:value-type="string" office:string-value="sn(13)">
            <text:p>sn(13)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um</text:p>
          </table:table-cell>
          <table:table-cell table:style-name="ce3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f-1</text:p>
          </table:table-cell>
          <table:table-cell table:style-name="ce58"/>
          <table:table-cell table:style-name="ce56" office:value-type="string">
            <text:p>:m music / log / kb / || f-1 patterns chord=C:pattern-1,pattern-2 chord=D:pattern-1,pattern-2</text:p>
          </table:table-cell>
          <table:table-cell table:style-name="ce61" office:value-type="string">
            <text:p>2019-10-03_17-35-28_000.jpg</text:p>
          </table:table-cell>
          <table:table-cell table:style-name="ce55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62" office:value-type="date" office:date-value="2019-10-05T11:00:52.35">
            <text:p>2019/10/5 11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4" office:value-type="float" office:value="2">
            <text:p>2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3">
            <text:p>13</text:p>
          </table:table-cell>
          <table:table-cell table:style-name="ce32" office:value-type="string">
            <text:p>backing</text:p>
          </table:table-cell>
          <table:table-cell table:style-name="ce34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4" office:value-type="float" office:value="3">
            <text:p>3</text:p>
          </table:table-cell>
          <table:table-cell table:style-name="ce56"/>
          <table:table-cell table:style-name="ce57"/>
          <table:table-cell table:style-name="ce59"/>
          <table:table-cell table:style-name="ce56"/>
          <table:table-cell table:style-name="ce61"/>
          <table:table-cell table:style-name="ce54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61" table:number-columns-repeated="2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3">
          <table:table-cell table:style-name="ce55" table:number-columns-repeated="2"/>
          <table:table-cell table:style-name="ce57"/>
          <table:table-cell table:style-name="ce60"/>
          <table:table-cell table:style-name="ce56"/>
          <table:table-cell table:style-name="ce61"/>
          <table:table-cell table:style-name="ce55"/>
          <table:table-cell table:style-name="ce56"/>
          <table:table-cell table:style-name="ce62"/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table:number-columns-repeated="1007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2T09:55:45.6">
            <text:p>2019/10/12 9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/>
          <table:table-cell table:style-name="ce19" office:value-type="string">
            <text:p>*</text:p>
          </table:table-cell>
          <table:table-cell table:style-name="ce30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f-6(--&gt; f-7),practice</text:p>
          </table:table-cell>
          <table:table-cell table:style-name="ce21" office:value-type="string">
            <text:p>R=1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21" office:value-type="string">
            <text:p>f-1,var,chord=C△-&gt;pattern-1;chord=D△-&gt;pattern-1</text:p>
          </table:table-cell>
          <table:table-cell table:style-name="ce21" office:value-type="string">
            <text:p>R=2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21" office:value-type="string">
            <text:p>f-1,var,chord=C△-&gt;pattern-2;chord=D△-&gt;pattern-2</text:p>
          </table:table-cell>
          <table:table-cell table:style-name="ce21" office:value-type="string">
            <text:p>R=3 </text:p>
          </table:table-cell>
          <table:table-cell table:style-name="ce21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21" office:value-type="string">
            <text:p>f-9</text:p>
          </table:table-cell>
          <table:table-cell table:style-name="ce21" office:value-type="string">
            <text:p>,random</text:p>
          </table:table-cell>
          <table:table-cell table:style-name="ce21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21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54cm" draw:caption-point-x="-1.353cm" draw:caption-point-y="2.39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8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number-columns-repeated="1006" table:default-cell-style-name="ce20"/>
        <table:table-row table:style-name="ro7">
          <table:table-cell table:style-name="ce44" table:formula="of:=CONCATENATE(&quot;sn(&quot;;MAX(range_sn__vio);&quot;)&quot;)" office:value-type="string" office:string-value="sn(2)">
            <text:p>sn(2)</text:p>
          </table:table-cell>
          <table:table-cell table:style-name="ce44" office:value-type="string">
            <text:p>session num</text:p>
          </table:table-cell>
          <table:table-cell table:style-name="ce44" office:value-type="string">
            <text:p>code</text:p>
          </table:table-cell>
          <table:table-cell table:style-name="ce44" office:value-type="string">
            <text:p>var</text:p>
          </table:table-cell>
          <table:table-cell table:style-name="ce44" office:value-type="string">
            <text:p>memos</text:p>
          </table:table-cell>
          <table:table-cell table:style-name="ce44" office:value-type="string">
            <text:p>file</text:p>
          </table:table-cell>
          <table:table-cell table:style-name="ce44" office:value-type="string">
            <text:p>genre</text:p>
          </table:table-cell>
          <table:table-cell table:style-name="ce44" office:value-type="string">
            <text:p>R=</text:p>
          </table:table-cell>
          <table:table-cell table:style-name="ce44" office:value-type="string">
            <text:p>entry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52"/>
          <table:table-cell table:style-name="ce52" office:value-type="string">
            <text:p>type</text:p>
          </table:table-cell>
          <table:table-cell table:style-name="ce52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3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3"/>
          <table:table-cell table:style-name="ce65" office:value-type="string">
            <text:p>k.G,R=1 </text:p>
          </table:table-cell>
          <table:table-cell table:style-name="ce67" office:value-type="string">
            <text:p>2019-09-08_18-47-39_000.jpg</text:p>
          </table:table-cell>
          <table:table-cell table:style-name="ce64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">
            <text:p>1</text:p>
          </table:table-cell>
          <table:table-cell table:style-name="ce32" office:value-type="string">
            <text:p>arpeggio</text:p>
          </table:table-cell>
          <table:table-cell table:style-name="ce34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3" office:value-type="float" office:value="2">
            <text:p>2</text:p>
          </table:table-cell>
          <table:table-cell table:style-name="ce65" office:value-type="float" office:value="2">
            <text:p>2</text:p>
          </table:table-cell>
          <table:table-cell table:style-name="ce66" office:value-type="string">
            <text:p>te-1</text:p>
          </table:table-cell>
          <table:table-cell table:style-name="ce65"/>
          <table:table-cell table:style-name="ce65" office:value-type="string">
            <text:p>content=bounce-2-notes,R=2</text:p>
          </table:table-cell>
          <table:table-cell table:style-name="ce67" office:value-type="string">
            <text:p>2019-09-08_18-47-39_000.jpg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2">
            <text:p>2</text:p>
          </table:table-cell>
          <table:table-cell table:style-name="ce68" office:value-type="date" office:date-value="2019-09-09T10:29:24.17">
            <text:p>2019/9/9 10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2">
            <text:p>2</text:p>
          </table:table-cell>
          <table:table-cell table:style-name="ce33" office:value-type="string">
            <text:p>backing_staccato</text:p>
          </table:table-cell>
          <table:table-cell table:style-name="ce34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3"/>
          <table:table-cell table:style-name="ce65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, </text:p>
          </table:table-cell>
          <table:table-cell table:style-name="ce65"/>
          <table:table-cell table:style-name="ce67"/>
          <table:table-cell table:style-name="ce63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3">
            <text:p>3</text:p>
          </table:table-cell>
          <table:table-cell table:style-name="ce32" office:value-type="string">
            <text:p>c.p.</text:p>
          </table:table-cell>
          <table:table-cell table:style-name="ce34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1">
            <text:p>1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4">
            <text:p>4</text:p>
          </table:table-cell>
          <table:table-cell table:style-name="ce32" office:value-type="string">
            <text:p>chord</text:p>
          </table:table-cell>
          <table:table-cell table:style-name="ce34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3">
            <text:p>3</text:p>
          </table:table-cell>
          <table:table-cell table:style-name="ce66" office:value-type="string">
            <text:p>f-45</text:p>
          </table:table-cell>
          <table:table-cell table:style-name="ce65"/>
          <table:table-cell table:style-name="ce65" office:value-type="string">
            <text:p>i.f.=f-4</text:p>
          </table:table-cell>
          <table:table-cell table:style-name="ce67"/>
          <table:table-cell table:style-name="ce64"/>
          <table:table-cell table:style-name="ce65" office:value-type="float" office:value="2">
            <text:p>2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5">
            <text:p>5</text:p>
          </table:table-cell>
          <table:table-cell table:style-name="ce33" office:value-type="string">
            <text:p>finger positions</text:p>
          </table:table-cell>
          <table:table-cell table:style-name="ce34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4">
            <text:p>4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1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3">
            <text:p>3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6">
            <text:p>6</text:p>
          </table:table-cell>
          <table:table-cell table:style-name="ce32" office:value-type="string">
            <text:p>frase</text:p>
          </table:table-cell>
          <table:table-cell table:style-name="ce34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5">
            <text:p>5</text:p>
          </table:table-cell>
          <table:table-cell table:style-name="ce66" office:value-type="string">
            <text:p>f-45</text:p>
          </table:table-cell>
          <table:table-cell table:style-name="ce65" office:value-type="string">
            <text:p>var-2</text:p>
          </table:table-cell>
          <table:table-cell table:style-name="ce65"/>
          <table:table-cell table:style-name="ce67"/>
          <table:table-cell table:style-name="ce64"/>
          <table:table-cell table:style-name="ce65" office:value-type="float" office:value="4">
            <text:p>4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7">
            <text:p>7</text:p>
          </table:table-cell>
          <table:table-cell table:style-name="ce32" office:value-type="string">
            <text:p>harmonics</text:p>
          </table:table-cell>
          <table:table-cell table:style-name="ce34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4"/>
          <table:table-cell table:style-name="ce64" office:value-type="float" office:value="6">
            <text:p>6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-1</text:p>
          </table:table-cell>
          <table:table-cell table:style-name="ce65" office:value-type="string">
            <text:p>N+</text:p>
          </table:table-cell>
          <table:table-cell table:style-name="ce67"/>
          <table:table-cell table:style-name="ce64"/>
          <table:table-cell table:style-name="ce65" office:value-type="float" office:value="5">
            <text:p>5</text:p>
          </table:table-cell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8">
            <text:p>8</text:p>
          </table:table-cell>
          <table:table-cell table:style-name="ce32" office:value-type="string">
            <text:p>harmony</text:p>
          </table:table-cell>
          <table:table-cell table:style-name="ce34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9">
            <text:p>9</text:p>
          </table:table-cell>
          <table:table-cell table:style-name="ce32" office:value-type="string">
            <text:p>research</text:p>
          </table:table-cell>
          <table:table-cell table:style-name="ce34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0">
            <text:p>10</text:p>
          </table:table-cell>
          <table:table-cell table:style-name="ce32" office:value-type="string">
            <text:p>rhythm</text:p>
          </table:table-cell>
          <table:table-cell table:style-name="ce34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1">
            <text:p>11</text:p>
          </table:table-cell>
          <table:table-cell table:style-name="ce32" office:value-type="string">
            <text:p>struct</text:p>
          </table:table-cell>
          <table:table-cell table:style-name="ce34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29" office:value-type="float" office:value="12">
            <text:p>12</text:p>
          </table:table-cell>
          <table:table-cell table:style-name="ce32" office:value-type="string">
            <text:p>technique</text:p>
          </table:table-cell>
          <table:table-cell table:style-name="ce34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style-name="ce64" table:number-columns-repeated="2"/>
          <table:table-cell table:style-name="ce66"/>
          <table:table-cell table:style-name="ce65" table:number-columns-repeated="2"/>
          <table:table-cell table:style-name="ce67"/>
          <table:table-cell table:style-name="ce64"/>
          <table:table-cell table:style-name="ce65"/>
          <table:table-cell table:style-name="ce68"/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6" table:formula="of:=NOW()" office:value-type="date" office:date-value="2019-10-12T09:55:45.71">
            <text:p>2019/10/12 9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1">
            <text:p>1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rev, </text:p>
          </table:table-cell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2">
            <text:p>2</text:p>
          </table:table-cell>
          <table:table-cell table:style-name="ce21" office:value-type="string">
            <text:p>f-2</text:p>
          </table:table-cell>
          <table:table-cell table:style-name="ce21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3">
            <text:p>3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4">
            <text:p>4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5">
            <text:p>5</text:p>
          </table:table-cell>
          <table:table-cell table:style-name="ce21" office:value-type="string">
            <text:p>f-45</text:p>
          </table:table-cell>
          <table:table-cell table:style-name="ce21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office:value-type="float" office:value="6">
            <text:p>6</text:p>
          </table:table-cell>
          <table:table-cell table:style-name="ce21" office:value-type="string">
            <text:p>f-3</text:p>
          </table:table-cell>
          <table:table-cell table:style-name="ce21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1" table:number-columns-repeated="3"/>
          <table:table-cell table:number-columns-repeated="3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2"/>
          <table:table-cell table:style-name="ce22" office:value-type="string">
            <text:p>steps</text:p>
          </table:table-cell>
          <table:table-cell table:style-name="ce22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style-name="ce21" table:number-columns-repeated="2"/>
          <table:table-cell table:style-name="ce21" office:value-type="string">
            <text:p>\|\| </text:p>
          </table:table-cell>
          <table:table-cell table:style-name="ce21" office:value-type="string">
            <text:p>\r\n</text:p>
          </table:table-cell>
          <table:table-cell office:value-type="float" office:value="1">
            <text:p>1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21" table:number-columns-repeated="3"/>
          <table:table-cell table:style-name="ce21" office:value-type="string">
            <text:p>(s\.\d+):</text:p>
          </table:table-cell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21" table:number-columns-repeated="3"/>
          <table:table-cell table:style-name="ce21" office:value-type="string">
            <text:p>\.N,</text:p>
          </table:table-cell>
          <table:table-cell table:style-name="ce21" office:value-type="string">
            <text:p>\t</text:p>
          </table:table-cell>
          <table:table-cell office:value-type="float" office:value="3">
            <text:p>3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21" table:number-columns-repeated="3"/>
          <table:table-cell table:style-name="ce21" office:value-type="string">
            <text:p>s\.(\d+?)</text:p>
          </table:table-cell>
          <table:table-cell table:style-name="ce21" office:value-type="string">
            <text:p>$1</text:p>
          </table:table-cell>
          <table:table-cell office:value-type="float" office:value="4">
            <text:p>4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^(\d+?\t.+-\d+),</text:p>
          </table:table-cell>
          <table:table-cell table:style-name="ce21" office:value-type="string">
            <text:p>$1\t</text:p>
          </table:table-cell>
          <table:table-cell office:value-type="float" office:value="5">
            <text:p>5</text:p>
          </table:table-cell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21" table:number-columns-repeated="3"/>
          <table:table-cell table:style-name="ce21" office:value-type="string">
            <text:p>(\d);var</text:p>
          </table:table-cell>
          <table:table-cell table:style-name="ce21" office:value-type="string">
            <text:p>$1\tvar</text:p>
          </table:table-cell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21" table:number-columns-repeated="2"/>
          <table:table-cell table:style-name="ce21" office:value-type="string">
            <text:p>C – a &gt; C – c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style-name="ce21" office:value-type="string">
            <text:p>entries.ods</text:p>
          </table:table-cell>
          <table:table-cell table:style-name="ce21" office:value-type="string">
            <text:p>C – v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style-name="ce21"/>
          <table:table-cell table:style-name="ce21" office:value-type="string">
            <text:p>-</text:p>
          </table:table-cell>
          <table:table-cell table:style-name="ce21" table:number-columns-repeated="2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style-name="ce21" table:number-columns-repeated="4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style-name="ce23"/>
          <table:table-cell table:style-name="ce21"/>
          <table:table-cell table:style-name="ce21" office:value-type="string">
            <text:p>M – d &gt; a</text:p>
          </table:table-cell>
          <table:table-cell table:style-name="ce21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style-name="ce23"/>
          <table:table-cell table:style-name="ce21" table:number-columns-repeated="3"/>
          <table:table-cell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9"/>
          <table:table-cell table:style-name="ce30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name="range_all_data" table:target-range-address="gt.A2:gt.I3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31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1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  <table:database-range table:target-range-address="kb.A2:kb.J2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2019/10/12</text:date>, <text:time>09:55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2T09:55:44.67</dc:date>
    <dc:creator>iwabuchi ken</dc:creator>
    <meta:editing-duration>P2DT1H57M31S</meta:editing-duration>
    <meta:editing-cycles>270</meta:editing-cycles>
    <meta:generator>OpenOffice/4.1.3$Win32 OpenOffice.org_project/413m1$Build-9783</meta:generator>
    <meta:document-statistic meta:table-count="5" meta:cell-count="4449" meta:object-count="0"/>
    <meta:user-defined meta:name="sheets-banding"/>
    <meta:user-defined meta:name="sheets-original-selection"/>
  </office:meta>
</office:document-meta>
</file>